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avaScript Function Parame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Function Parameters and Arguments</text:p>
          </draw:text-box>
        </draw:frame>
        <draw:frame draw:style-name="gr2" draw:text-style-name="P3" draw:layer="layout" svg:width="26cm" svg:height="8.783cm" svg:x="1cm" svg:y="3cm">
          <draw:text-box>
            <text:p>A JavaScript function does not perform any checking on parameter values (arguments).</text:p>
            <text:p/>
            <text:p>Earlier in this tutorial, you learned that functions can have parameters:</text:p>
            <text:p/>
            <text:p>function functionName(parameter1, parameter2, parameter3) {</text:p>
            <text:p><text:s text:c="2"/>// code to be executed</text:p>
            <text:p>}</text:p>
            <text:p/>
            <text:p>Function <text:span text:style-name="T1">parameters</text:span> are the <text:span text:style-name="T1">names</text:span> listed in the function definition.</text:p>
            <text:p/>
            <text:p>Function <text:span text:style-name="T1">arguments</text:span> are the <text:span text:style-name="T1">real values</text:span> passed to (and received by) the func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arameter Rules</text:p>
          </draw:text-box>
        </draw:frame>
        <draw:frame draw:style-name="gr3" draw:text-style-name="P3" draw:layer="layout" svg:width="25.5cm" svg:height="5.228cm" svg:x="0.5cm" svg:y="3cm">
          <draw:text-box>
            <text:p/>
            <text:p/>
            <text:p>JavaScript function definitions do not specify data types for parameters.</text:p>
            <text:p/>
            <text:p>JavaScript functions do not perform type checking on the passed arguments.</text:p>
            <text:p/>
            <text:p>JavaScript functions do not check the number of arguments received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Default Parameters</text:p>
          </draw:text-box>
        </draw:frame>
        <draw:frame draw:style-name="gr3" draw:text-style-name="P3" draw:layer="layout" svg:width="26.5cm" svg:height="8.072cm" svg:x="0.5cm" svg:y="2.5cm">
          <draw:text-box>
            <text:p>If a function is called with missing arguments (less than declared), the missing values are set to undefined.</text:p>
            <text:p/>
            <text:p>Sometimes this is acceptable, but sometimes it is better to assign a default value to the parameter:</text:p>
            <text:p>Example</text:p>
            <text:p>function myFunction(x, y) {</text:p>
            <text:p><text:s text:c="2"/>if (y === undefined) {</text:p>
            <text:p><text:s text:c="4"/>y = 2;</text:p>
            <text:p><text:s text:c="2"/>}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Default Parameter Values</text:p>
          </draw:text-box>
        </draw:frame>
        <draw:frame draw:style-name="gr3" draw:text-style-name="P3" draw:layer="layout" svg:width="26.5cm" svg:height="5.939cm" svg:x="0.5cm" svg:y="3cm">
          <draw:text-box>
            <text:p>ES6 allows function parameters to have default values.</text:p>
            <text:p>Example</text:p>
            <text:p/>
            <text:p>If y is not passed or undefined, then y = 10.</text:p>
            <text:p>function myFunction(x, y = 10) {</text:p>
            <text:p><text:s text:c="2"/>return x + y;</text:p>
            <text:p>}</text:p>
            <text:p>myFunction(5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Function Rest Parameter</text:p>
          </draw:text-box>
        </draw:frame>
        <draw:frame draw:style-name="gr3" draw:text-style-name="P3" draw:layer="layout" svg:width="25.5cm" svg:height="8.072cm" svg:x="1cm" svg:y="3cm">
          <draw:text-box>
            <text:p>The rest parameter (...) allows a function to treat an indefinite number of arguments as an array:</text:p>
            <text:p/>
            <text:p>Example</text:p>
            <text:p>function sum(...args) {</text:p>
            <text:p><text:s text:c="2"/>let sum = 0;</text:p>
            <text:p><text:s text:c="2"/>for (let arg of args) sum += arg;</text:p>
            <text:p><text:s text:c="2"/>return sum;</text:p>
            <text:p>}</text:p>
            <text:p/>
            <text:p>let x = sum(4, 9, 16, 25, 29, 100, 66, 77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 text:style-name="P5">The Arguments Object</text:p>
          </draw:text-box>
        </draw:frame>
        <draw:frame draw:style-name="gr3" draw:text-style-name="P3" draw:layer="layout" svg:width="26.5cm" svg:height="13.76cm" svg:x="0.5cm" svg:y="2.5cm">
          <draw:text-box>
            <text:p>JavaScript functions have a built-in object called the arguments object.</text:p>
            <text:p/>
            <text:p>The argument object contains an array of the arguments used when the function was called (invoked).</text:p>
            <text:p/>
            <text:p>This way you can simply use a function to find (for instance) the highest value in a list of numbers:</text:p>
            <text:p>Example</text:p>
            <text:p>x = findMax(1, 123, 500, 115, 44, 88);</text:p>
            <text:p/>
            <text:p>function findMax() {</text:p>
            <text:p><text:s text:c="2"/>let max = -Infinity;</text:p>
            <text:p><text:s text:c="2"/>for (let i = 0; i &lt; arguments.length; i++) {</text:p>
            <text:p><text:s text:c="4"/>if (arguments[i] &gt; max) {</text:p>
            <text:p><text:s text:c="6"/>max = arguments[i];</text:p>
            <text:p><text:s text:c="4"/>}</text:p>
            <text:p><text:s text:c="2"/>}</text:p>
            <text:p><text:s text:c="2"/>return max;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r create a function to sum all input values:</text:p>
          </draw:text-box>
        </draw:frame>
        <draw:frame draw:style-name="gr3" draw:text-style-name="P3" draw:layer="layout" svg:width="26.5cm" svg:height="6.65cm" svg:x="0.5cm" svg:y="3cm">
          <draw:text-box>
            <text:p>x = sumAll(1, 123, 500, 115, 44, 88);</text:p>
            <text:p/>
            <text:p>function sumAll() {</text:p>
            <text:p><text:s text:c="2"/>let sum = 0;</text:p>
            <text:p><text:s text:c="2"/>for (let i = 0; i &lt; arguments.length; i++) {</text:p>
            <text:p><text:s text:c="4"/>sum += arguments[i];</text:p>
            <text:p><text:s text:c="2"/>}</text:p>
            <text:p><text:s text:c="2"/>return sum;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Note</text:p>
          </draw:text-box>
        </draw:frame>
        <draw:frame draw:style-name="gr3" draw:text-style-name="P3" draw:layer="layout" svg:width="26.5cm" svg:height="1.673cm" svg:x="0.5cm" svg:y="3cm">
          <draw:text-box>
            <text:p>If a function is called with too many arguments (more than declared), these arguments can be reached using the arguments objec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rguments are Passed by Value</text:p>
          </draw:text-box>
        </draw:frame>
        <draw:frame draw:style-name="gr3" draw:text-style-name="P3" draw:layer="layout" svg:width="27cm" svg:height="5.939cm" svg:x="0.5cm" svg:y="2.5cm">
          <draw:text-box>
            <text:p>The parameters, in a function call, are the function's arguments.</text:p>
            <text:p/>
            <text:p>JavaScript arguments are passed by value: The function only gets to know the values, not the argument's locations.</text:p>
            <text:p/>
            <text:p>If a function changes an argument's value, it does not change the parameter's original value.</text:p>
            <text:p/>
            <text:p>Changes to arguments are not visible (reflected) outside the func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Objects are Passed by Reference</text:p>
          </draw:text-box>
        </draw:frame>
        <draw:frame draw:style-name="gr3" draw:text-style-name="P3" draw:layer="layout" svg:width="25.5cm" svg:height="5.228cm" svg:x="1cm" svg:y="3cm">
          <draw:text-box>
            <text:p>In JavaScript, object references are values.</text:p>
            <text:p/>
            <text:p>Because of this, objects will behave like they are passed by reference:</text:p>
            <text:p/>
            <text:p>If a function changes an object property, it changes the original value.</text:p>
            <text:p/>
            <text:p>Changes to object properties are visible (reflected) outside the func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4T18:07:01.274992079</meta:creation-date>
    <meta:editing-duration>PT6M10S</meta:editing-duration>
    <meta:editing-cycles>2</meta:editing-cycles>
    <meta:generator>LibreOffice/7.3.7.2$Linux_X86_64 LibreOffice_project/30$Build-2</meta:generator>
    <dc:title>Blue Curve</dc:title>
    <dc:date>2023-10-14T18:13:10.866179028</dc:date>
    <meta:document-statistic meta:object-count="78"/>
  </office:meta>
</office:document-meta>
</file>